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C0000018B65C053A2.png"/>
  <manifest:file-entry manifest:media-type="image/png" manifest:full-path="Pictures/100000000000018C0000018B05F5F986.png"/>
  <manifest:file-entry manifest:media-type="image/png" manifest:full-path="Pictures/100000000000018C0000018B253FCCE6.png"/>
  <manifest:file-entry manifest:media-type="image/png" manifest:full-path="Pictures/100000000000018C0000018B137CAF30.png"/>
  <manifest:file-entry manifest:media-type="image/png" manifest:full-path="Pictures/100000000000018C0000018BA8F76678.png"/>
  <manifest:file-entry manifest:media-type="image/png" manifest:full-path="Pictures/100000000000018C0000018BF94981ED.png"/>
  <manifest:file-entry manifest:media-type="image/png" manifest:full-path="Pictures/100000000000018C0000018BD7C15985.png"/>
  <manifest:file-entry manifest:media-type="image/png" manifest:full-path="Pictures/100000000000017B000001964FCA961F.png"/>
  <manifest:file-entry manifest:media-type="image/png" manifest:full-path="Pictures/100000000000018C0000018BA622DA61.png"/>
  <manifest:file-entry manifest:media-type="image/png" manifest:full-path="Pictures/100000000000018C0000018BFD919559.png"/>
  <manifest:file-entry manifest:media-type="image/png" manifest:full-path="Pictures/100000000000018C0000018B4CDC8639.png"/>
  <manifest:file-entry manifest:media-type="image/png" manifest:full-path="Pictures/100000000000017B000001966567ED7A.png"/>
  <manifest:file-entry manifest:media-type="image/png" manifest:full-path="Pictures/100000000000018C0000018BE2F282BE.png"/>
  <manifest:file-entry manifest:media-type="image/png" manifest:full-path="Pictures/100000000000018C0000018B3FD545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6)</text:p>
      <text:p text:style-name="Standard"><draw:frame draw:style-name="fr1" draw:name="graphics1" text:anchor-type="paragraph" svg:width="4.1252in" svg:height="4.1146in" draw:z-index="0"><draw:image xlink:href="Pictures/100000000000018C0000018BA622DA61.png" xlink:type="simple" xlink:show="embed" xlink:actuate="onLoad"/></draw:frame># 8)</text:p>
      <text:p text:style-name="Standard"><draw:frame draw:style-name="fr1" draw:name="graphics2" text:anchor-type="paragraph" svg:width="4.1252in" svg:height="4.1146in" draw:z-index="1"><draw:image xlink:href="Pictures/100000000000018C0000018B253FCCE6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# 9)</text:p>
      <text:p text:style-name="Standard"><draw:frame draw:style-name="fr2" draw:name="graphics3" text:anchor-type="paragraph" svg:width="4.1252in" svg:height="4.1146in" draw:z-index="2"><draw:image xlink:href="Pictures/100000000000018C0000018BD7C15985.png" xlink:type="simple" xlink:show="embed" xlink:actuate="onLoad"/></draw:frame></text:p>
      <text:p text:style-name="Standard"># 10)</text:p>
      <text:p text:style-name="Standard"><draw:frame draw:style-name="fr1" draw:name="graphics15" text:anchor-type="paragraph" svg:width="4.1252in" svg:height="4.1146in" draw:z-index="13"><draw:image xlink:href="Pictures/100000000000018C0000018B05F5F9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# 13)</text:p>
      <text:p text:style-name="Standard"><draw:frame draw:style-name="fr2" draw:name="graphics4" text:anchor-type="paragraph" svg:width="4.1252in" svg:height="4.1146in" draw:z-index="3"><draw:image xlink:href="Pictures/100000000000018C0000018BA8F76678.png" xlink:type="simple" xlink:show="embed" xlink:actuate="onLoad"/></draw:frame></text:p>
      <text:p text:style-name="Standard"/>
      <text:p text:style-name="Standard"/>
      <text:p text:style-name="Standard"/>
      <text:p text:style-name="Standard"># 14)</text:p>
      <text:p text:style-name="Standard"><draw:frame draw:style-name="fr1" draw:name="graphics7" text:anchor-type="paragraph" svg:width="4.1252in" svg:height="4.1146in" draw:z-index="6"><draw:image xlink:href="Pictures/100000000000018C0000018B3FD54541.png" xlink:type="simple" xlink:show="embed" xlink:actuate="onLoad"/></draw:frame><draw:frame draw:style-name="fr2" draw:name="graphics6" text:anchor-type="paragraph" svg:width="4.1252in" svg:height="4.1146in" draw:z-index="5"><draw:image xlink:href="Pictures/100000000000018C0000018B65C053A2.png" xlink:type="simple" xlink:show="embed" xlink:actuate="onLoad"/></draw:frame></text:p>
      <text:p text:style-name="Standard"><text:soft-page-break/></text:p>
      <text:p text:style-name="Standard"># 15)</text:p>
      <text:p text:style-name="Standard"><draw:frame draw:style-name="fr2" draw:name="graphics5" text:anchor-type="paragraph" svg:width="4.1252in" svg:height="4.1146in" draw:z-index="4"><draw:image xlink:href="Pictures/100000000000018C0000018BE2F282BE.png" xlink:type="simple" xlink:show="embed" xlink:actuate="onLoad"/></draw:frame></text:p>
      <text:p text:style-name="Standard"/>
      <text:p text:style-name="Standard"/>
      <text:p text:style-name="Standard"># 16)</text:p>
      <text:p text:style-name="Standard"><draw:frame draw:style-name="fr2" draw:name="graphics11" text:anchor-type="paragraph" svg:width="4.1252in" svg:height="4.1146in" draw:z-index="9"><draw:image xlink:href="Pictures/100000000000018C0000018B137CAF30.png" xlink:type="simple" xlink:show="embed" xlink:actuate="onLoad"/></draw:frame></text:p>
      <text:p text:style-name="Standard"><draw:frame draw:style-name="fr2" draw:name="graphics9" text:anchor-type="paragraph" svg:width="3.948in" svg:height="4.2291in" draw:z-index="7"><draw:image xlink:href="Pictures/100000000000017B000001964FCA961F.png" xlink:type="simple" xlink:show="embed" xlink:actuate="onLoad"/></draw:frame><draw:frame draw:style-name="fr2" draw:name="graphics10" text:anchor-type="paragraph" svg:width="3.948in" svg:height="4.2291in" draw:z-index="8"><draw:image xlink:href="Pictures/100000000000017B000001966567ED7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# 17)</text:p>
      <text:p text:style-name="Standard"><draw:frame draw:style-name="fr2" draw:name="graphics12" text:anchor-type="paragraph" svg:width="4.1252in" svg:height="4.1146in" draw:z-index="10"><draw:image xlink:href="Pictures/100000000000018C0000018BF94981ED.png" xlink:type="simple" xlink:show="embed" xlink:actuate="onLoad"/></draw:frame></text:p>
      <text:p text:style-name="Standard"><text:soft-page-break/></text:p>
      <text:p text:style-name="Standard"/>
      <text:p text:style-name="Standard"># 18)</text:p>
      <text:p text:style-name="Standard"/>
      <text:p text:style-name="Standard"><draw:frame draw:style-name="fr1" draw:name="graphics13" text:anchor-type="paragraph" svg:width="4.1252in" svg:height="4.1146in" draw:z-index="11"><draw:image xlink:href="Pictures/100000000000018C0000018B4CDC8639.png" xlink:type="simple" xlink:show="embed" xlink:actuate="onLoad"/></draw:frame># 19)</text:p>
      <text:p text:style-name="Standard"><draw:frame draw:style-name="fr1" draw:name="graphics14" text:anchor-type="paragraph" svg:width="4.1252in" svg:height="4.1146in" draw:z-index="12"><draw:image xlink:href="Pictures/100000000000018C0000018BFD9195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Blubaugh</meta:initial-creator>
    <meta:creation-date>2016-08-31T15:56:42.86</meta:creation-date>
    <meta:document-statistic meta:table-count="0" meta:image-count="14" meta:object-count="0" meta:page-count="6" meta:paragraph-count="11" meta:word-count="22" meta:character-count="52"/>
    <dc:date>2016-08-31T18:12:45.87</dc:date>
    <dc:creator>Joseph Blubaugh</dc:creator>
    <meta:editing-duration>PT15M3S</meta:editing-duration>
    <meta:editing-cycles>1</meta:editing-cycles>
    <meta:generator>OpenOffice/4.1.2$Win32 OpenOffice.org_project/412m3$Build-9782</meta:generator>
  </office:meta>
</office:document-meta>
</file>